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556cm" fo:min-width="9.316cm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1.556cm" fo:min-width="14.316cm"/>
    </style:style>
    <style:style style:name="gr3" style:family="graphic" style:parent-style-name="standard">
      <style:graphic-properties draw:fill-color="#ffbf00" draw:textarea-horizontal-align="justify" draw:textarea-vertical-align="middle" draw:auto-grow-height="false" fo:min-height="1.556cm" fo:min-width="9.316cm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1.556cm" fo:min-width="11.296cm"/>
    </style:style>
    <style:style style:name="gr5" style:family="graphic" style:parent-style-name="standard">
      <style:graphic-properties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color="#ffffd7" draw:fill-color="#81d41a" draw:textarea-horizontal-align="justify" draw:textarea-vertical-align="middle" draw:auto-grow-height="false" fo:min-height="1.75cm" fo:min-width="1.5cm"/>
    </style:style>
    <style:style style:name="gr7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1.564cm" fo:min-width="16.304cm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1.556cm" fo:min-width="9.3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82cm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564cm" fo:min-width="13.304cm"/>
    </style:style>
    <style:style style:name="gr13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-color="#ffbf00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81d41a"/>
      <style:paragraph-properties fo:text-align="center"/>
      <style:text-properties fo:font-size="40pt" style:font-size-asian="40pt" style:font-size-complex="40pt"/>
    </style:style>
    <style:style style:name="P6" style:family="paragraph">
      <loext:graphic-properties draw:fill="none"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position="-33% 58%" fo:font-size="40pt" style:font-size-asian="40pt" style:font-size-complex="40pt"/>
    </style:style>
    <style:style style:name="T3" style:family="text">
      <style:text-properties style:text-position="0% 100%" fo:font-size="40pt" style:font-size-asian="40pt" style:font-size-complex="40pt"/>
    </style:style>
    <style:style style:name="T4" style:family="text">
      <style:text-properties style:text-position="0% 100%" style:font-name="Liberation Sans1" fo:font-size="40pt" style:font-name-asian="Liberation Sans1" style:font-size-asian="40pt" style:font-name-complex="Liberation Sans1" style:font-size-complex="40pt"/>
    </style:style>
    <style:style style:name="T5" style:family="text">
      <style:text-properties style:text-position="33% 58%" fo:font-size="40pt" style:font-size-asian="40pt" style:font-size-complex="4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Liberation Sans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40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40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40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-33% 58%" style:font-name="Liberation Sans1" fo:font-size="40pt" style:font-name-asian="Liberation Sans1" style:font-size-asian="40pt" style:font-name-complex="Liberation Sans1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xml:id="id4" draw:id="id4" draw:layer="layout" svg:width="10.01cm" svg:height="2cm" svg:x="1.6cm" svg:y="8.7cm">
            <text:p text:style-name="P1"><text:span text:style-name="T1">s</text:span><text:span text:style-name="T2">k </text:span><text:span text:style-name="T3">= F</text:span><text:span text:style-name="T2">k</text:span><text:span text:style-name="T4">·</text:span><text:span text:style-name="T3">s</text:span><text:span text:style-name="T2">k-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7" draw:id="id7" draw:layer="layout" svg:width="10.01cm" svg:height="2cm" svg:x="1.6cm" svg:y="12.2cm">
            <text:p text:style-name="P1"><text:span text:style-name="T1">P</text:span><text:span text:style-name="T2">k </text:span><text:span text:style-name="T3">= F</text:span><text:span text:style-name="T2">k</text:span><text:span text:style-name="T4">·P</text:span><text:span text:style-name="T2">k-1</text:span><text:span text:style-name="T3">F</text:span><text:span text:style-name="T2">k</text:span><text:span text:style-name="T5">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xml:id="id9" draw:id="id9" draw:layer="layout" svg:width="15.01cm" svg:height="2cm" svg:x="-0.9cm" svg:y="19.3cm">
            <text:p text:style-name="P1"><text:span text:style-name="T6">K</text:span><text:span text:style-name="T7">k </text:span><text:span text:style-name="T8">= </text:span><text:span text:style-name="T9">P</text:span><text:span text:style-name="T10">k</text:span><text:span text:style-name="T11">H</text:span><text:span text:style-name="T12">T</text:span><text:span text:style-name="T11">(H</text:span><text:span text:style-name="T2">k</text:span><text:span text:style-name="T4">·P</text:span><text:span text:style-name="T2">k</text:span><text:span text:style-name="T3">H</text:span><text:span text:style-name="T2">k</text:span><text:span text:style-name="T5">T</text:span><text:span text:style-name="T3">+R)</text:span><text:span text:style-name="T5">-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xml:id="id10" draw:id="id10" draw:layer="layout" svg:width="10.01cm" svg:height="2cm" svg:x="1.6cm" svg:y="22.9cm">
            <text:p text:style-name="P1"><text:span text:style-name="T13">s</text:span><text:span text:style-name="T10">k </text:span><text:span text:style-name="T11">=</text:span><text:span text:style-name="T3">s</text:span><text:span text:style-name="T2">k</text:span><text:span text:style-name="T3">+ K</text:span><text:span text:style-name="T2">k</text:span><text:span text:style-name="T4">·err</text:span><text:span text:style-name="T2">es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xml:id="id1" draw:id="id1" draw:layer="layout" svg:width="10.01cm" svg:height="2cm" svg:x="1.6cm" svg:y="26.4cm">
            <text:p text:style-name="P1"><text:span text:style-name="T1">P</text:span><text:span text:style-name="T2">k </text:span><text:span text:style-name="T3">= (I-K</text:span><text:span text:style-name="T2">k</text:span><text:span text:style-name="T3">H)</text:span><text:span text:style-name="T4">P</text:span><text:span text:style-name="T2">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8" draw:id="id8" draw:layer="layout" svg:width="11.99cm" svg:height="2cm" svg:x="0.61cm" svg:y="15.8cm">
            <text:p text:style-name="P1"><text:span text:style-name="T6">err</text:span><text:span text:style-name="T7">est </text:span><text:span text:style-name="T8">= z</text:span><text:span text:style-name="T7">k </text:span><text:span text:style-name="T8">- </text:span><text:span text:style-name="T4">F</text:span><text:span text:style-name="T14">k</text:span><text:span text:style-name="T4">·s</text:span><text:span text:style-name="T14">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" draw:layer="layout" draw:line-skew="0cm -3.099cm" svg:x1="6.605cm" svg:y1="28.4cm" svg:x2="6.105cm" svg:y2="2.2cm" draw:start-shape="id1" draw:start-glue-point="2" draw:end-shape="id2" draw:end-glue-point="6" svg:d="M6605 28400v502h-8605v-26702h8105" svg:viewBox="0 0 8606 26703">
            <text:p/>
          </draw:connector>
          <draw:custom-shape draw:style-name="gr6" draw:text-style-name="P4" xml:id="id3" draw:id="id3" draw:layer="layout" svg:width="4cm" svg:height="4cm" svg:x="4.605cm" svg:y="4.1cm">
            <text:p text:style-name="P1">Пропуск 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1" xml:id="id2" draw:id="id2" draw:layer="layout" svg:width="1cm" svg:height="1cm" svg:x="6.105cm" svg:y="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xml:id="id5" draw:id="id5" draw:layer="layout" svg:width="17cm" svg:height="2.01cm" svg:x="12.9cm" svg:y="14.774cm">
            <text:p text:style-name="P1"><text:span text:style-name="T13">[x,y]</text:span><text:span text:style-name="T10">k </text:span><text:span text:style-name="T11">=[x,y]</text:span><text:span text:style-name="T10">k-1</text:span><text:span text:style-name="T11">+ g([x,y]</text:span><text:span text:style-name="T10">k-1</text:span><text:span text:style-name="T11">-Err</text:span><text:span text:style-name="T3">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5" xml:id="id6" draw:id="id6" draw:layer="layout" svg:width="10.01cm" svg:height="2cm" svg:x="16.395cm" svg:y="19.61cm">
            <text:p text:style-name="P1"><text:span text:style-name="T1">dt =dt+10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" draw:layer="layout" svg:x1="6.605cm" svg:y1="8.1cm" svg:x2="6.605cm" svg:y2="8.7cm" draw:start-shape="id3" draw:start-glue-point="6" draw:end-shape="id4" draw:end-glue-point="0" svg:d="M6605 8100v600" svg:viewBox="0 0 1 601">
            <text:p/>
          </draw:connector>
          <draw:connector draw:style-name="gr5" draw:text-style-name="P1" draw:layer="layout" svg:x1="6.605cm" svg:y1="2.7cm" svg:x2="6.605cm" svg:y2="4.1cm" draw:start-shape="id2" draw:start-glue-point="8" draw:end-shape="id3" draw:end-glue-point="4" svg:d="M6605 2700v1400" svg:viewBox="0 0 1 1401">
            <text:p/>
          </draw:connector>
          <draw:connector draw:style-name="gr5" draw:text-style-name="P1" draw:layer="layout" svg:x1="21.4cm" svg:y1="16.784cm" svg:x2="21.4cm" svg:y2="19.61cm" draw:start-shape="id5" draw:start-glue-point="2" draw:end-shape="id6" draw:end-glue-point="0" svg:d="M21400 16784v2826" svg:viewBox="0 0 1 2827">
            <text:p/>
          </draw:connector>
          <draw:connector draw:style-name="gr5" draw:text-style-name="P1" draw:layer="layout" draw:line-skew="4.293cm" svg:x1="26.405cm" svg:y1="20.61cm" svg:x2="7.105cm" svg:y2="2.2cm" draw:start-shape="id6" draw:start-glue-point="1" draw:end-shape="id2" draw:end-glue-point="10" svg:d="M26405 20610h4795v-18410h-24095" svg:viewBox="0 0 24096 18411">
            <text:p/>
          </draw:connector>
          <draw:frame draw:style-name="gr10" draw:text-style-name="P6" draw:layer="layout" svg:width="1.285cm" svg:height="0.962cm" svg:x="8.915cm" svg:y="4.8cm">
            <draw:text-box>
              <text:p>Да</text:p>
            </draw:text-box>
          </draw:frame>
          <draw:frame draw:style-name="gr11" draw:text-style-name="P6" draw:layer="layout" svg:width="1.582cm" svg:height="0.962cm" svg:x="4.5cm" svg:y="7.5cm">
            <draw:text-box>
              <text:p>Нет</text:p>
            </draw:text-box>
          </draw:frame>
          <draw:connector draw:style-name="gr5" draw:text-style-name="P1" draw:layer="layout" svg:x1="6.605cm" svg:y1="10.7cm" svg:x2="6.605cm" svg:y2="12.2cm" draw:start-shape="id4" draw:start-glue-point="2" draw:end-shape="id7" draw:end-glue-point="0" svg:d="M6605 10700v1500" svg:viewBox="0 0 1 1501">
            <text:p/>
          </draw:connector>
          <draw:connector draw:style-name="gr5" draw:text-style-name="P1" draw:layer="layout" svg:x1="6.605cm" svg:y1="14.2cm" svg:x2="6.605cm" svg:y2="15.8cm" draw:start-shape="id7" draw:start-glue-point="2" draw:end-shape="id8" draw:end-glue-point="0" svg:d="M6605 14200v1600" svg:viewBox="0 0 1 1601">
            <text:p/>
          </draw:connector>
          <draw:connector draw:style-name="gr5" draw:text-style-name="P1" draw:layer="layout" svg:x1="6.605cm" svg:y1="17.8cm" svg:x2="6.605cm" svg:y2="19.3cm" draw:start-shape="id8" draw:start-glue-point="2" draw:end-shape="id9" draw:end-glue-point="0" svg:d="M6605 17800v1500" svg:viewBox="0 0 1 1501">
            <text:p/>
          </draw:connector>
          <draw:connector draw:style-name="gr5" draw:text-style-name="P1" draw:layer="layout" svg:x1="6.605cm" svg:y1="21.3cm" svg:x2="6.605cm" svg:y2="22.9cm" draw:start-shape="id9" draw:start-glue-point="2" draw:end-shape="id10" draw:end-glue-point="0" svg:d="M6605 21300v1600" svg:viewBox="0 0 1 1601">
            <text:p/>
          </draw:connector>
          <draw:connector draw:style-name="gr5" draw:text-style-name="P1" draw:layer="layout" svg:x1="6.605cm" svg:y1="24.9cm" svg:x2="6.605cm" svg:y2="26.4cm" draw:start-shape="id10" draw:start-glue-point="2" draw:end-shape="id1" draw:end-glue-point="0" svg:d="M6605 24900v1500" svg:viewBox="0 0 1 1501">
            <text:p/>
          </draw:connector>
          <draw:custom-shape draw:style-name="gr8" draw:text-style-name="P5" xml:id="id12" draw:id="id12" draw:layer="layout" svg:width="17cm" svg:height="2.01cm" svg:x="12.9cm" svg:y="9.934cm">
            <text:p text:style-name="P1"><text:span text:style-name="T11">Err =([x,y]</text:span><text:span text:style-name="T10">k-1</text:span><text:span text:style-name="T11">- </text:span><text:span text:style-name="T3">F</text:span><text:span text:style-name="T2">k</text:span><text:span text:style-name="T4">·new_</text:span><text:span text:style-name="T3">s</text:span><text:span text:style-name="T3">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5" xml:id="id11" draw:id="id11" draw:layer="layout" svg:width="14cm" svg:height="2.01cm" svg:x="14.4cm" svg:y="5.095cm">
            <text:p text:style-name="P1"><text:span text:style-name="T11">new_s = <text:s/></text:span><text:span text:style-name="T3">s</text:span><text:span text:style-name="T2">k </text:span><text:span text:style-name="T3">&lt;- [x,y]</text:span><text:span text:style-name="T2">k-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text-style-name="P1" draw:layer="layout" svg:x1="8.605cm" svg:y1="6.1cm" svg:x2="14.4cm" svg:y2="6.1cm" draw:start-shape="id3" draw:start-glue-point="7" draw:end-shape="id11" draw:end-glue-point="3" svg:d="M8605 6100h5795" svg:viewBox="0 0 5796 1">
            <text:p/>
          </draw:connector>
          <draw:connector draw:style-name="gr13" draw:text-style-name="P1" draw:layer="layout" svg:x1="21.4cm" svg:y1="7.105cm" svg:x2="21.4cm" svg:y2="9.934cm" draw:start-shape="id11" draw:start-glue-point="2" draw:end-shape="id12" draw:end-glue-point="0" svg:d="M21400 7105v2829" svg:viewBox="0 0 1 2830">
            <text:p/>
          </draw:connector>
          <draw:connector draw:style-name="gr13" draw:text-style-name="P1" draw:layer="layout" svg:x1="21.4cm" svg:y1="11.944cm" svg:x2="21.4cm" svg:y2="14.774cm" draw:start-shape="id12" draw:start-glue-point="2" draw:end-shape="id5" draw:end-glue-point="0" svg:d="M21400 11944v2830" svg:viewBox="0 0 1 2831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4T11:09:36.826000000</meta:creation-date>
    <dc:date>2020-06-04T18:23:36.210000000</dc:date>
    <meta:editing-duration>PT16M51S</meta:editing-duration>
    <meta:editing-cycles>2</meta:editing-cycles>
    <meta:generator>LibreOffice/6.3.0.4$Windows_x86 LibreOffice_project/057fc023c990d676a43019934386b85b21a9ee99</meta:generator>
    <meta:document-statistic meta:object-count="28"/>
  </office:meta>
</office:document-meta>
</file>